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officeooo:rsid="000c1f52" officeooo:paragraph-rsid="000c1f52"/>
    </style:style>
    <style:style style:name="P2" style:family="paragraph" style:parent-style-name="Heading_20_3">
      <style:text-properties officeooo:rsid="000c1f52" officeooo:paragraph-rsid="0013eab3"/>
    </style:style>
    <style:style style:name="P3" style:family="paragraph" style:parent-style-name="Heading_20_3">
      <style:text-properties officeooo:rsid="0013eab3" officeooo:paragraph-rsid="0013eab3"/>
    </style:style>
    <style:style style:name="P4" style:family="paragraph" style:parent-style-name="Heading_20_4">
      <style:text-properties officeooo:rsid="000c1f52" officeooo:paragraph-rsid="000c1f52"/>
    </style:style>
    <style:style style:name="P5" style:family="paragraph" style:parent-style-name="Standard">
      <style:text-properties officeooo:rsid="000c1f52" officeooo:paragraph-rsid="000c1f52"/>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text-properties officeooo:rsid="000c1f52" officeooo:paragraph-rsid="000c1f52"/>
    </style:style>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8"/>
    <style:style style:name="P15" style:family="paragraph" style:parent-style-name="Text_20_body" style:list-style-name="L9"/>
    <style:style style:name="P16" style:family="paragraph" style:parent-style-name="Text_20_body" style:list-style-name="L10"/>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Chapitre 2 : le cahier des charges.</text:p>
      <text:p text:style-name="P5"/>
      <text:h text:style-name="P1" text:outline-level="3"><text:bookmark text:name="r-6754181"/>Créez un cahier des charges fonctionnel</text:h>
      <text:p text:style-name="Text_20_body"><text:bookmark text:name="r-6753883"/>Commencez votre cahier des charges en vous posant les questions suivantes :</text:p>
      <text:list xml:id="list4217343779" text:style-name="L1">
        <text:list-item>
          <text:p text:style-name="P6"><text:bookmark text:name="r-6753900"/><text:bookmark text:name="r-6753885"/><text:bookmark text:name="r-6753884"/>Comment vous et votre client allez gérer le projet ? (Direction du projet)</text:p>
        </text:list-item>
        <text:list-item>
          <text:p text:style-name="P6"><text:bookmark text:name="r-6753887"/><text:bookmark text:name="r-6753886"/>En ce qui concerne le projet, où en sommes-nous maintenant ?</text:p>
        </text:list-item>
        <text:list-item>
          <text:p text:style-name="P6"><text:bookmark text:name="r-6753889"/><text:bookmark text:name="r-6753888"/>Où voulons-nous arriver ?</text:p>
        </text:list-item>
        <text:list-item>
          <text:p text:style-name="P6"><text:bookmark text:name="r-6753891"/><text:bookmark text:name="r-6753890"/>Qu’allons-nous faire pour y parvenir ?</text:p>
        </text:list-item>
        <text:list-item>
          <text:p text:style-name="P6"><text:bookmark text:name="r-6753893"/><text:bookmark text:name="r-6753892"/> À qui devons-nous nous adresser ? </text:p>
        </text:list-item>
        <text:list-item>
          <text:p text:style-name="P6"><text:bookmark text:name="r-6753895"/><text:bookmark text:name="r-6753894"/>Comment saurons-nous si le projet est réussi ?</text:p>
        </text:list-item>
        <text:list-item>
          <text:p text:style-name="P6"><text:bookmark text:name="r-6753897"/><text:bookmark text:name="r-6753896"/>Quels sont les aspects pratiques ?</text:p>
        </text:list-item>
        <text:list-item>
          <text:p text:style-name="P6"><text:bookmark text:name="r-6753899"/><text:bookmark text:name="r-6753898"/>Quelles approbations sont nécessaires pour procéder ?</text:p>
        </text:list-item>
      </text:list>
      <text:p text:style-name="P5"/>
      <text:p text:style-name="P5"/>
      <text:p text:style-name="P10"><text:bookmark text:name="r-6753902"/>Voici un exemple de cahier des charges fonctionnel.</text:p>
      <text:h text:style-name="Heading_20_4" text:outline-level="4"><text:bookmark text:name="r-6782567"/>DIRECTION DE PROJET</text:h>
      <text:p text:style-name="Text_20_body"><text:bookmark text:name="r-6753903"/>Toutes les <text:span text:style-name="Strong_20_Emphasis">données courantes</text:span> du projet et les coordonnées des personnes ressources doivent être indiquées ici.</text:p>
      <text:list xml:id="list1729635852" text:style-name="L2">
        <text:list-item>
          <text:p text:style-name="P7"><text:bookmark text:name="r-6753916"/><text:bookmark text:name="r-6753905"/><text:bookmark text:name="r-6753904"/>Nom et type du projet</text:p>
        </text:list-item>
        <text:list-item>
          <text:p text:style-name="P7"><text:bookmark text:name="r-6753907"/><text:bookmark text:name="r-6753906"/>Date </text:p>
        </text:list-item>
        <text:list-item>
          <text:p text:style-name="P7"><text:bookmark text:name="r-6753909"/><text:bookmark text:name="r-6753908"/>Nom de l'entreprise (client)</text:p>
        </text:list-item>
        <text:list-item>
          <text:p text:style-name="P7"><text:bookmark text:name="r-6753911"/><text:bookmark text:name="r-6753910"/>Marque ou variante (le cas échéant)</text:p>
        </text:list-item>
        <text:list-item>
          <text:p text:style-name="P7"><text:bookmark text:name="r-6753913"/><text:bookmark text:name="r-6753912"/>Coordonnées du client (inclure tous les noms/titres et coordonnées)</text:p>
        </text:list-item>
        <text:list-item>
          <text:p text:style-name="P7"><text:bookmark text:name="r-6753915"/><text:bookmark text:name="r-6753914"/>Nom et coordonnées de votre agence </text:p>
        </text:list-item>
      </text:list>
      <text:h text:style-name="Heading_20_4" text:outline-level="4"><text:bookmark text:name="r-6782568"/>OÙ EN SOMMES-NOUS MAINTENANT ?</text:h>
      <text:p text:style-name="Text_20_body"><text:bookmark text:name="r-6753918"/>Décrivez la <text:span text:style-name="Strong_20_Emphasis">situation actuelle</text:span>, tout <text:span text:style-name="Strong_20_Emphasis">contexte</text:span> nécessaire et les principaux <text:span text:style-name="Strong_20_Emphasis">problèmes</text:span> auxquels le client est confronté et qui ont motivé le lancement de ce projet. </text:p>
      <text:h text:style-name="Heading_20_4" text:outline-level="4"><text:bookmark text:name="r-6782569"/>OÙ VOULONS-NOUS ARRIVER?</text:h>
      <text:p text:style-name="Text_20_body"><text:bookmark text:name="r-6753920"/>Décrivez le(s) <text:span text:style-name="Strong_20_Emphasis">objectif(s)</text:span> du client pour le projet. </text:p>
      <text:h text:style-name="Heading_20_4" text:outline-level="4"><text:bookmark text:name="r-6782570"/>QU’ALLONS-NOUS FAIRE POUR Y PARVENIR ?</text:h>
      <text:p text:style-name="Text_20_body"><text:bookmark text:name="r-6753922"/>De nombreux projets ont des composantes multiples et plusieurs équipes y travaillent. Si vous concevez une architecture système, il se peut qu'une équipe de conception d'UX soit également impliquée. C'est ici que vous documentez les <text:span text:style-name="Strong_20_Emphasis">détails</text:span> supplémentaires qui sont pertinents à votre succès sur le projet.</text:p>
      <text:h text:style-name="Heading_20_4" text:outline-level="4"><text:bookmark text:name="r-6782571"/><text:soft-page-break/>À QUI DEVONS-NOUS NOUS ADRESSER ?</text:h>
      <text:p text:style-name="Text_20_body"><text:bookmark text:name="r-6753924"/>Chaque projet a un public cible. Il s'agit des <text:span text:style-name="Strong_20_Emphasis">personnes directement concernées par le projet</text:span>, dont la vie et/ou les emplois peuvent être directement affectés. Il est souvent important d'obtenir des réponses de ce groupe, tant avant la conception du projet qu'après son achèvement. Définissez ici les différents publics et classez-les par ordre de priorité en fonction de leurs besoins en termes de contacts.</text:p>
      <text:h text:style-name="Heading_20_4" text:outline-level="4"><text:bookmark text:name="r-6782572"/>COMMENT SAURONS-NOUS SI LE PROJET EST RÉUSSI ?</text:h>
      <text:p text:style-name="Text_20_body"><text:bookmark text:name="r-6753926"/>Vous et votre client devez établir à <text:span text:style-name="Strong_20_Emphasis">quoi ressemblera le succès</text:span>. Pour ce faire, vous devrez répondre aux questions suivantes pour chacun des objectifs : </text:p>
      <text:list xml:id="list316950780" text:style-name="L3">
        <text:list-item>
          <text:p text:style-name="P8"><text:bookmark text:name="r-6753934"/><text:bookmark text:name="r-6753929"/><text:bookmark text:name="r-6753928"/>Comment le succès sera-t-il mesuré ? </text:p>
        </text:list-item>
        <text:list-item>
          <text:p text:style-name="P8"><text:bookmark text:name="r-6753931"/><text:bookmark text:name="r-6753930"/>Quand sera-t-il mesuré ? </text:p>
        </text:list-item>
        <text:list-item>
          <text:p text:style-name="P8"><text:bookmark text:name="r-6753933"/><text:bookmark text:name="r-6753932"/>Qui le mesurera ? </text:p>
        </text:list-item>
      </text:list>
      <text:p text:style-name="Text_20_body"><text:bookmark text:name="r-6753936"/>Il est essentiel de connaître cette information. C'est le seul moyen d'évaluer la rentabilité de l'investissement du client (ROI pour <text:span text:style-name="Emphasis">Return On Investment</text:span>, en anglais).</text:p>
      <text:h text:style-name="Heading_20_4" text:outline-level="4"><text:bookmark text:name="r-6782573"/>QUELS SONT LES ASPECTS PRATIQUES ?</text:h>
      <text:p text:style-name="Text_20_body"><text:bookmark text:name="r-6753938"/>Les aspects pratiques font référence à tout élément du projet qui n'a pas été décrit précédemment et qui nécessite un examen pratique lors de la planification du projet. Ils peuvent être différents pour chaque client, mais voici quelques considérations communes :</text:p>
      <text:list xml:id="list2509037135" text:style-name="L4">
        <text:list-item>
          <text:p text:style-name="P9"><text:bookmark text:name="r-6753948"/><text:bookmark text:name="r-6753941"/><text:bookmark text:name="r-6753940"/><text:span text:style-name="Strong_20_Emphasis">étapes clés</text:span> du projet et <text:span text:style-name="Strong_20_Emphasis">dates de livraison </text:span>;</text:p>
        </text:list-item>
        <text:list-item>
          <text:p text:style-name="P9"><text:bookmark text:name="r-6753943"/><text:bookmark text:name="r-6753942"/>dates d'inscription ou dates limites pour les activités internes/externes associées ;</text:p>
        </text:list-item>
        <text:list-item>
          <text:p text:style-name="P9"><text:bookmark text:name="r-6753945"/><text:bookmark text:name="r-6753944"/>intégration avec d'autres activités de développement ou de marketing (par exemple, le client planifie-t-il une campagne de marketing pour le déploiement de ce projet et cette campagne a-t-elle une date précise à laquelle le projet doit être prêt ?) ;</text:p>
        </text:list-item>
        <text:list-item>
          <text:p text:style-name="P9"><text:bookmark text:name="r-6753947"/><text:bookmark text:name="r-6753946"/>autres considérations. <text:span text:style-name="Emphasis">C'est souvent un lieu réservé à la documentation des contraintes.</text:span> Chaque client et chaque projet aura des aspects pratiques différents que vous devrez passer au crible avant de pouvoir commencer le projet. </text:p>
        </text:list-item>
      </text:list>
      <text:h text:style-name="Heading_20_4" text:outline-level="4"><text:bookmark text:name="r-6782574"/>APPROBATIONS</text:h>
      <text:p text:style-name="Text_20_body"><text:bookmark text:name="r-6753950"/>C'est la dernière partie du cahier des charges . Déterminez qui a le <text:span text:style-name="Strong_20_Emphasis">pouvoir</text:span> d'approuver ou de vérifier le travail que vous produisez. Il devrait s'agir de la ou des mêmes personnes qui approuvent le cahier des charges avant le début des travaux du projet.</text:p>
      <text:h text:style-name="P4" text:outline-level="4"><text:bookmark text:name="r-6754146"/>Catégorisez et priorisez les besoins</text:h>
      <text:p text:style-name="Text_20_body"><text:bookmark text:name="r-6754104"/>Tous les besoins peuvent être classés en deux catégories : fonctionnels et non fonctionnels.</text:p>
      <text:p text:style-name="Text_20_body"><text:bookmark text:name="r-6754105"/><text:span text:style-name="Strong_20_Emphasis">Les besoins fonctionnels </text:span>sont ceux qui précisent ce que le système doit faire. En d'autres termes, ils spécifient une fonction, un comportement ou une action que le système doit exécuter. Voici quelques exemples de besoins fonctionnels répandus :</text:p>
      <text:list xml:id="list2172174952" text:style-name="L5">
        <text:list-item>
          <text:p text:style-name="P11"><text:bookmark text:name="r-6754120"/><text:bookmark text:name="r-6754107"/><text:bookmark text:name="r-6754106"/>fonctions administratives ;</text:p>
        </text:list-item>
        <text:list-item>
          <text:p text:style-name="P11"><text:bookmark text:name="r-6754109"/><text:bookmark text:name="r-6754108"/><text:soft-page-break/>authentification ;</text:p>
        </text:list-item>
        <text:list-item>
          <text:p text:style-name="P11"><text:bookmark text:name="r-6754111"/><text:bookmark text:name="r-6754110"/>autorisation ;</text:p>
        </text:list-item>
        <text:list-item>
          <text:p text:style-name="P11"><text:bookmark text:name="r-6754113"/><text:bookmark text:name="r-6754112"/>suivi des audits ;</text:p>
        </text:list-item>
        <text:list-item>
          <text:p text:style-name="P11"><text:bookmark text:name="r-6754115"/><text:bookmark text:name="r-6754114"/>besoins en matière de certification ;</text:p>
        </text:list-item>
        <text:list-item>
          <text:p text:style-name="P11"><text:bookmark text:name="r-6754117"/><text:bookmark text:name="r-6754116"/>besoins en matière de rapports ;</text:p>
        </text:list-item>
        <text:list-item>
          <text:p text:style-name="P11"><text:bookmark text:name="r-6754119"/><text:bookmark text:name="r-6754118"/>besoins légaux ou réglementaires.</text:p>
        </text:list-item>
      </text:list>
      <text:p text:style-name="Text_20_body"><text:bookmark text:name="r-6754121"/><text:span text:style-name="Strong_20_Emphasis">Les besoins non fonctionnels</text:span> décrivent<text:span text:style-name="Strong_20_Emphasis"> comment </text:span>le système doit fonctionner. Ils précisent les critères selon lesquels un système est jugé, plutôt que des comportements spécifiques. Les besoins de performance en sont un bon exemple : « Toutes les procédures stockées dans la base de données doivent renvoyer les résultats dans les 0,5 secondes. »</text:p>
      <text:p text:style-name="Text_20_body"><text:bookmark text:name="r-6754122"/>En plus des besoins de performance, il peut y avoir d'autres besoins non fonctionnels :</text:p>
      <text:list xml:id="list4116520414" text:style-name="L6">
        <text:list-item>
          <text:p text:style-name="P12"><text:bookmark text:name="r-6754143"/><text:bookmark text:name="r-6754124"/><text:bookmark text:name="r-6754123"/>disponibilité ;</text:p>
        </text:list-item>
        <text:list-item>
          <text:p text:style-name="P12"><text:bookmark text:name="r-6754126"/><text:bookmark text:name="r-6754125"/>capacité ;</text:p>
        </text:list-item>
        <text:list-item>
          <text:p text:style-name="P12"><text:bookmark text:name="r-6754128"/><text:bookmark text:name="r-6754127"/>intégrité des données ;</text:p>
        </text:list-item>
        <text:list-item>
          <text:p text:style-name="P12"><text:bookmark text:name="r-6754130"/><text:bookmark text:name="r-6754129"/>environnemental ;</text:p>
        </text:list-item>
        <text:list-item>
          <text:p text:style-name="P12"><text:bookmark text:name="r-6754132"/><text:bookmark text:name="r-6754131"/>maintenabilité ;</text:p>
        </text:list-item>
        <text:list-item>
          <text:p text:style-name="P12"><text:bookmark text:name="r-6754134"/><text:bookmark text:name="r-6754133"/>recouvrabilité ;</text:p>
        </text:list-item>
        <text:list-item>
          <text:p text:style-name="P12"><text:bookmark text:name="r-6754136"/><text:bookmark text:name="r-6754135"/>fiabilité ;</text:p>
        </text:list-item>
        <text:list-item>
          <text:p text:style-name="P12"><text:bookmark text:name="r-6754138"/><text:bookmark text:name="r-6754137"/>évolutivité ;</text:p>
        </text:list-item>
        <text:list-item>
          <text:p text:style-name="P12"><text:bookmark text:name="r-6754140"/><text:bookmark text:name="r-6754139"/>sécurité ;</text:p>
        </text:list-item>
        <text:list-item>
          <text:p text:style-name="P12"><text:bookmark text:name="r-6754142"/><text:bookmark text:name="r-6754141"/>utilisabilité.</text:p>
        </text:list-item>
      </text:list>
      <text:h text:style-name="P1" text:outline-level="3"><text:bookmark text:name="r-6754458"/>En résumé</text:h>
      <text:section text:style-name="Sect1" text:name="ui-id-4">
        <text:list xml:id="list2220048842" text:style-name="L7">
          <text:list-item>
            <text:p text:style-name="P13"><text:bookmark text:name="r-6754177"/><text:bookmark text:name="r-6754170"/><text:bookmark text:name="r-6754169"/>Voici quelques méthodes courantes de collecte des besoins : un résumé des<text:span text:style-name="Strong_20_Emphasis"> besoins fonctionnels et non fonctionnels</text:span>, des<text:span text:style-name="Strong_20_Emphasis"> entretiens </text:span>avec les clients et les intervenants et des<text:span text:style-name="Strong_20_Emphasis"> observations en temps réel</text:span>.</text:p>
          </text:list-item>
          <text:list-item>
            <text:p text:style-name="P13"><text:bookmark text:name="r-6754172"/><text:bookmark text:name="r-6754171"/>Les deux questions les plus importantes pour la collecte des besoins constituent également les titres dans le cahier de charges  du client : <text:span text:style-name="Emphasis"><text:span text:style-name="Strong_20_Emphasis">Où sommes-nous maintenant ?</text:span></text:span> et <text:span text:style-name="Emphasis"><text:span text:style-name="Strong_20_Emphasis">Où voulons-nous être ?</text:span></text:span></text:p>
          </text:list-item>
          <text:list-item>
            <text:p text:style-name="P13"><text:bookmark text:name="r-6754174"/><text:bookmark text:name="r-6754173"/>Les besoins peuvent être classés comme étant <text:span text:style-name="Strong_20_Emphasis">fonctionnels</text:span> et <text:span text:style-name="Strong_20_Emphasis">non fonctionnels</text:span>.</text:p>
          </text:list-item>
          <text:list-item>
            <text:p text:style-name="P13"><text:bookmark text:name="r-6754176"/><text:bookmark text:name="r-6754175"/>Les besoins fonctionnels décrivent <text:span text:style-name="Strong_20_Emphasis">ce </text:span>qu'un système devrait réaliser, alors que les besoins non fonctionnels décrivent <text:span text:style-name="Strong_20_Emphasis">comment</text:span> un système fonctionne.</text:p>
          </text:list-item>
        </text:list>
        <text:p text:style-name="Text_20_body"><text:bookmark text:name="r-6754179"/><text:span text:style-name="Emphasis">Dans le chapitre suivant, nous examinerons la face cachée des besoins : les contraintes. Le processus d'identification des contraintes est très semblable à celui de la collecte des besoins, et il vous aidera à définir les limites du projet.</text:span></text:p>
      </text:section>
      <text:p text:style-name="P5"/>
      <text:h text:style-name="P1" text:outline-level="3"><text:bookmark text:name="r-6754714"/><text:soft-page-break/>Documentez et gérez les contraintes</text:h>
      <text:section text:style-name="Sect1" text:name="ui-id-3">
        <text:p text:style-name="Text_20_body"><text:bookmark text:name="r-6754618"/><text:a xlink:type="simple" xlink:href="https://elizabeth-harrin.com/" office:target-frame-name="_blank" xlink:show="new" text:style-name="Internet_20_link" text:visited-style-name="Visited_20_Internet_20_Link">Elizabeth Harrin</text:a>, experte en gestion de projet, auteure de plusieurs ouvrages et auteure du blogue intitulé <text:a xlink:type="simple" xlink:href="https://www.girlsguidetopm.com/" office:target-frame-name="_blank" xlink:show="new" text:style-name="Internet_20_link" text:visited-style-name="Visited_20_Internet_20_Link">Girls Guide to PM</text:a> (en anglais), propose une approche en cinq étapes pour documenter et gérer les dépendances et les contraintes des projets, qui me semblent tout à fait remarquable. Je vais la paraphraser ici pour vous et mettre cela dans le contexte du cahier des charges fonctionnel.</text:p>
        <text:h text:style-name="Heading_20_4" text:outline-level="4"><text:bookmark text:name="r-6754711"/>Étape 1 : Créez un registre de toutes les dépendances du projet</text:h>
        <text:p text:style-name="Text_20_body"><text:bookmark text:name="r-6754619"/>Rappelez-vous qu'une dépendance est une contrainte qui impose qu’un élément du projet soit terminé avant qu'un autre puisse être commencé. Évaluez les besoins de votre projet et documentez toutes les dépendances qui ont un impact sur celui-ci. Créez un registre des dépendances/contraintes (vous pouvez utiliser un modèle ou en créer un vous-même). Ce registre deviendra une ressource importante, non seulement pour la rédaction du cahier des charges, mais aussi pour votre interaction continue avec le projet et la documentation subséquente.</text:p>
        <text:h text:style-name="Heading_20_4" text:outline-level="4"><text:bookmark text:name="r-6754712"/>Étape 2 : Créez un registre de toutes les contraintes de projet</text:h>
        <text:p text:style-name="Text_20_body"><text:bookmark text:name="r-6754621"/>Évaluez votre projet, faites un brainstorming avec les parties prenantes et documentez toutes les contraintes qui ont un impact sur le projet. Vous avez déjà créé un registre des dépendances/contraintes, alors utilisez-le pour cataloguer ces contraintes. Si vous avez beaucoup de contraintes à documenter, vous pouvez créer deux registres distincts.</text:p>
        <text:h text:style-name="Heading_20_4" text:outline-level="4"><text:bookmark text:name="r-6754713"/>Étape 3 : Assurez-vous que les principales dépendances et contraintes se trouvent dans le document de lancement du projet (ou le cahier des charges fonctionnel, dans notre cas).</text:h>
        <text:p text:style-name="Text_20_body"><text:bookmark text:name="r-6754623"/>Vous vous souvenez de cette dernière question que nous utilisons comme titre dans le cahier des charges ? <text:span text:style-name="Emphasis">Quels sont les aspects pratiques ?</text:span> C'est ici que les dépendances et les contraintes peuvent être répertoriées. Vous avez besoin que toutes les informations clés sur le projet soient répertoriées à un seul endroit, et le cahier des charges est notre point de départ. Si vous avez beaucoup de dépendances et/ou de contraintes, il sera peut-être nécessaire de les documenter dans un document séparé. Si c'est le cas, choisissez seulement celles qui sont les plus prioritaires à inclure dans le cahier des charges puis faites référence au document complet dans lequel les autres peuvent se trouver.</text:p>
        <text:h text:style-name="Heading_20_4" text:outline-level="4"><text:bookmark text:name="r-6754736"/>Étape 4 : Assurez-vous que les principales dépendances et contraintes figurent dans votre registre des risques.</text:h>
        <text:p text:style-name="Text_20_body"><text:bookmark text:name="r-6754625"/>La plupart des chefs de projet ont un registre des risques, indépendant du cahier de charges, dans lequel ils documentent les éléments de risques importants du projet. Au fur et à mesure que vous listez vos dépendances et vos contraintes, déterminez si l'une d'entre elles constitue un risque pour le projet. Les risques sont les éléments imprévisibles qui sont difficiles à prévoir, mais qui peuvent avoir un effet important sur le projet. Une contrainte de ressources, telle qu'un accès limité aux utilisateurs pour les bêta tests, pourrait être définie comme un risque et devrait être inscrite dans le registre des risques.</text:p>
        <text:p text:style-name="Text_20_body"><text:bookmark text:name="r-6754626"/>Si vous êtes sûr qu'une contrainte sera un problème, inscrivez-la dans votre registre des risques.</text:p>
        <text:h text:style-name="Heading_20_4" text:outline-level="4"><text:bookmark text:name="r-6754737"/>Étape 5 : Convenez de la façon dont vous allez surveiller les dépendances et les contraintes</text:h>
        <text:p text:style-name="Text_20_body"><text:bookmark text:name="r-6754628"/>Le simple fait d'avoir un cahier des charges et des registres bien construits constitue un bon début, mais la rédaction d'une excellente documentation ne fera pas automatiquement de votre projet un <text:soft-page-break/>succès. Vous devez également trouver un moyen de surveiller et d'évaluer les dépendances et les contraintes au fur et à mesure que le projet évolue et s'achève, afin que tout impact sur la réussite du projet puisse être rapidement identifié et traité.</text:p>
        <text:p text:style-name="Text_20_body"><text:bookmark text:name="r-6754629"/>Une façon d'y parvenir est d'élaborer un <text:span text:style-name="Strong_20_Emphasis">plan de gestion des intervenants</text:span>, ou <text:span text:style-name="Strong_20_Emphasis">PGI</text:span>, dont nous discuterons dans le prochain chapitre.</text:p>
      </text:section>
      <text:p text:style-name="P5"/>
      <text:h text:style-name="P1" text:outline-level="3"><text:bookmark text:name="r-6754821"/>En résumé</text:h>
      <text:list xml:id="list1215826883" text:style-name="L8">
        <text:list-item>
          <text:p text:style-name="P14"><text:bookmark text:name="r-6754670"/><text:bookmark text:name="r-6754663"/><text:bookmark text:name="r-6754662"/>Les contraintes limitent ou restreignent vos options.</text:p>
        </text:list-item>
        <text:list-item>
          <text:p text:style-name="P14"><text:bookmark text:name="r-6754665"/><text:bookmark text:name="r-6754664"/>Les types de contraintes les plus courants sont ceux qui limitent le temps, les ressources ou le budget.</text:p>
        </text:list-item>
        <text:list-item>
          <text:p text:style-name="P14"><text:bookmark text:name="r-6754667"/><text:bookmark text:name="r-6754666"/>Les contraintes, comme les besoins, doivent être clairement documentés, sinon elles laissent des trous béants dans le projet et peuvent mener à un échec catastrophique de livraison.</text:p>
        </text:list-item>
        <text:list-item>
          <text:p text:style-name="P14"><text:bookmark text:name="r-6754669"/><text:bookmark text:name="r-6754668"/>Une documentation efficace des contraintes vous aide à concevoir une stratégie pour gérer et travailler dans le respect de ces contraintes tout au long du cycle de vie du projet.</text:p>
        </text:list-item>
      </text:list>
      <text:p text:style-name="P5"/>
      <text:h text:style-name="P1" text:outline-level="3"><text:bookmark text:name="r-6754996"/>Apprenez à connaître vos intervenants</text:h>
      <text:section text:style-name="Sect1" text:name="ui-id-1">
        <text:p text:style-name="Text_20_body"><text:bookmark text:name="r-6754886"/>Une fois que vous aurez identifié les intervenants pour votre projet, vous devrez élaborer un plan de gestion et de communication avec eux tout au long du cycle de vie du projet. Cela signifie apprendre à les connaître afin d'optimiser au mieux vos communications avec eux. Pour ce faire, vous devrez poser des questions précises et être extrêmement honnête en documentant vos réponses. Voici une liste de questions qui pourraient s'avérer les plus utiles pour l'élaboration de votre <text:span text:style-name="Strong_20_Emphasis">plan de gestion des intervenants</text:span> ou PGI.</text:p>
        <text:h text:style-name="Heading_20_4" text:outline-level="4"><text:bookmark text:name="r-6782633"/>Quels sont les intervenants qui ont le plus d'influence sur votre projet ?</text:h>
        <text:p text:style-name="Text_20_body"><text:bookmark text:name="r-6782632"/>Il s'agira très probablement de membres de l'équipe du client.</text:p>
        <text:h text:style-name="Heading_20_4" text:outline-level="4"><text:bookmark text:name="r-6782635"/>Quels intervenants seront les plus touchés par votre projet ?</text:h>
        <text:p text:style-name="Text_20_body"><text:bookmark text:name="r-6782634"/>Il s'agira encore une fois de l'équipe du client, mais il peut aussi s'agir de personnes de l'extérieur.</text:p>
        <text:h text:style-name="Heading_20_4" text:outline-level="4"><text:bookmark text:name="r-6782637"/>Comment traitez-vous les personnes d'influence qui ne sont pas considérées comme des intervenants, mais qui se considèrent comme importantes pour le projet ?</text:h>
        <text:p text:style-name="Text_20_body"><text:bookmark text:name="r-6782636"/>Ce sont des personnes qui devraient rester à distance lorsqu'il s'agit du projet. Elles peuvent souvent soulever des préoccupations inutiles et créer des obstacles au développement. Bien qu'il soit peut-être nécessaire de les tenir au courant du projet, leur participation n'est pas nécessaire.</text:p>
        <text:h text:style-name="Heading_20_4" text:outline-level="4"><text:bookmark text:name="r-6782648"/>Qu'est-ce qui motive et intéresse chaque intervenant par rapport au projet ?</text:h>
        <text:p text:style-name="Text_20_body"><text:bookmark text:name="r-6782638"/>Pour répondre à cette question, vous devrez répondre à quelques autres et faire quelques recherches pour obtenir vos réponses :</text:p>
        <text:list xml:id="list1790883932" text:style-name="L9">
          <text:list-item>
            <text:p text:style-name="P15"><text:bookmark text:name="r-6782647"/><text:bookmark text:name="r-6782640"/><text:bookmark text:name="r-6782639"/>Qui a un intérêt financier dans le projet ?</text:p>
          </text:list-item>
          <text:list-item>
            <text:p text:style-name="P15"><text:bookmark text:name="r-6782642"/><text:bookmark text:name="r-6782641"/>Qui a un intérêt ou un enjeu affectif ? </text:p>
          </text:list-item>
          <text:list-item>
            <text:p text:style-name="P15"><text:bookmark text:name="r-6782644"/><text:bookmark text:name="r-6782643"/><text:soft-page-break/>Qui sont les principaux soutiens du projet ?</text:p>
          </text:list-item>
          <text:list-item>
            <text:p text:style-name="P15"><text:bookmark text:name="r-6782646"/><text:bookmark text:name="r-6782645"/>Qui sont les principaux détracteurs du projet ?</text:p>
          </text:list-item>
        </text:list>
        <text:p text:style-name="Text_20_body"/>
        <text:p text:style-name="Text_20_body"/>
      </text:section>
      <text:h text:style-name="P3" text:outline-level="3">Le PGI</text:h>
      <text:h text:style-name="P2" text:outline-level="3"/>
      <text:h text:style-name="P2" text:outline-level="3"><text:bookmark text:name="r-6755111"/>En résumé</text:h>
      <text:list xml:id="list422336381" text:style-name="L10">
        <text:list-item>
          <text:p text:style-name="P16"><text:bookmark text:name="r-6754936"/><text:bookmark text:name="r-6754929"/><text:bookmark text:name="r-6754928"/>Le PGI est un document distinct qui n'est pas nécessairement lié au cahier des charges fonctionnel, mais qui est essentiel au début de tout projet.</text:p>
        </text:list-item>
        <text:list-item>
          <text:p text:style-name="P16"><text:bookmark text:name="r-6754931"/><text:bookmark text:name="r-6754930"/>Cela signifie apprendre à connaître les parties prenantes afin d'optimiser au mieux vos communications avec eux.</text:p>
        </text:list-item>
        <text:list-item>
          <text:p text:style-name="P16"><text:bookmark text:name="r-6754933"/><text:bookmark text:name="r-6754932"/>Un bon PGI peut vous aider à prioriser certains besoins par rapport à d'autres si nécessaire, ce qui mène à une plus grande satisfaction des intervenants.</text:p>
        </text:list-item>
        <text:list-item>
          <text:p text:style-name="P16"><text:bookmark text:name="r-6754935"/><text:bookmark text:name="r-6754934"/>La perspicacité de vos intervenants peut aider à façonner votre projet et est souvent essentielle à sa réussite.</text:p>
        </text:list-item>
      </text:list>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5T13:38:17.998018610</meta:creation-date>
    <dc:date>2021-09-25T15:13:49.604709003</dc:date>
    <meta:editing-duration>PT1H35M29S</meta:editing-duration>
    <meta:editing-cycles>8</meta:editing-cycles>
    <meta:generator>LibreOffice/6.4.7.2$Linux_X86_64 LibreOffice_project/40$Build-2</meta:generator>
    <meta:document-statistic meta:table-count="0" meta:image-count="0" meta:object-count="0" meta:page-count="6" meta:paragraph-count="109" meta:word-count="1982" meta:character-count="12209" meta:non-whitespace-character-count="10377"/>
  </office:meta>
</office:document-meta>
</file>